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Source Sans Pro" svg:font-family="'Source Sans Pro'" style:font-adornments="Light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365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Source Sans Pro" svg:font-family="'Source Sans Pro'" style:font-adornments="Light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098in" loext:contextual-spacing="false" fo:line-height="0.1902in" fo:orphans="2" fo:widows="2" style:page-number="auto"/>
      <style:text-properties style:font-name="Minion Pro" fo:font-family="'Minion Pro'" style:font-style-name="Regular" style:font-pitch="variable" fo:font-size="10.5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0835in" fo:margin-bottom="0.0835in" loext:contextual-spacing="false" fo:text-align="center" style:justify-single-word="false" style:page-number="auto" text:number-lines="false" text:line-number="0"/>
      <style:text-properties style:font-name="Calibri" fo:font-family="Calibri" style:font-style-name="Regular" style:font-family-generic="swiss" style:font-pitch="variable" fo:font-size="9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402in" loext:contextual-spacing="false" fo:padding="0.0201in" fo:border-left="none" fo:border-right="none" fo:border-top="none" fo:border-bottom="0.06pt solid #000000" style:shadow="none"/>
      <style:text-properties style:font-name="Source Sans Pro1" fo:font-family="'Source Sans Pro'" style:font-style-name="Semibold" style:font-family-generic="swiss" style:font-pitch="variable" fo:font-size="14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loext:contextual-spacing="false"/>
      <style:text-properties style:font-name="Calibri1" fo:font-family="Calibri" style:font-style-name="Bold" style:font-family-generic="swiss" style:font-pitch="variabl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in" fo:margin-bottom="0in" loext:contextual-spacing="false" style:page-number="auto"/>
      <style:text-properties style:font-name="Calibri" fo:font-family="Calibri" style:font-style-name="Regular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keep-together="always" style:page-number="auto"/>
      <style:text-properties fo:color="#999999" style:font-name="Calibri" fo:font-family="Calibri" style:font-style-name="Regular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.5in" fo:margin-top="0.1in" fo:margin-bottom="0.1in" loext:contextual-spacing="false" fo:text-indent="0in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Calibri" fo:font-family="Calibri" style:font-style-name="Regular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9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402in" fo:margin-bottom="0.2402in" loext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0.1in" fo:margin-bottom="0in" loext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loext:contextual-spacing="false" fo:line-height="0.1902in"/>
      <style:text-properties style:font-name="Minion Pro" fo:font-family="'Minion Pro'" style:font-style-name="Regular" style:font-pitch="variable" fo:font-size="10.5pt"/>
    </style:style>
    <style:style style:name="Title" style:family="paragraph" style:parent-style-name="Heading" style:next-style-name="Subtitle" style:class="chapter">
      <style:paragraph-properties fo:margin-top="0.3in" fo:margin-bottom="0.2in" loext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3in" loext:contextual-spacing="false" fo:text-indent="0in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Memo_20_header" style:display-name="Memo header" style:family="paragraph" style:parent-style-name="Standard">
      <style:paragraph-properties>
        <style:tab-stops>
          <style:tab-stop style:position="0.75in"/>
        </style:tab-stops>
      </style:paragraph-properties>
      <style:text-properties fo:font-size="11pt"/>
    </style:style>
    <style:style style:name="Memo_20_header_20_last" style:display-name="Memo header last" style:family="paragraph" style:parent-style-name="Memo_20_header">
      <style:paragraph-properties fo:margin-top="0in" fo:margin-bottom="0.4in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gureCaption" style:family="paragraph" style:parent-style-name="Caption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igureWithCaption" style:family="paragraph" style:parent-style-name="Caption" style:master-page-name="">
      <style:paragraph-properties style:page-number="auto" fo:keep-with-next="always"/>
    </style:style>
    <style:style style:name="Figure" style:family="paragraph" style:parent-style-name="Caption" style:master-page-name="">
      <style:paragraph-properties style:page-number="auto"/>
    </style:style>
    <style:style style:name="TableCaption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pigraph" style:family="paragraph" style:parent-style-name="Text_20_body">
      <style:paragraph-properties fo:margin-left="3in" fo:margin-right="0in" fo:margin-top="0in" fo:margin-bottom="0.1in" loext:contextual-spacing="false" fo:text-indent="0in" style:auto-text-indent="false"/>
    </style:style>
    <style:style style:name="Epigraph_20_source" style:display-name="Epigraph source" style:family="paragraph" style:parent-style-name="Epigraph">
      <style:paragraph-properties fo:margin-top="0in" fo:margin-bottom="0.3in" loext:contextual-spacing="false" fo:text-align="end" style:justify-single-word="false"/>
    </style:style>
    <style:style style:name="Byline" style:family="paragraph" style:parent-style-name="First_20_paragraph">
      <style:text-properties style:font-name="Source Sans Pro" fo:font-family="'Source Sans Pro'" style:font-style-name="Light" style:font-family-generic="swiss" style:font-pitch="variable" fo:font-size="10.5pt" fo:font-weight="250"/>
    </style:style>
    <style:style style:name="Footer_2c__20_sans" style:display-name="Footer, sans" style:family="paragraph" style:parent-style-name="Footer">
      <style:text-properties style:font-name="Source Sans Pro" fo:font-family="'Source Sans Pro'" style:font-style-name="Light" style:font-family-generic="swiss" style:font-pitch="variable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_2c__20_sans">Andrew Heiss, Sanford School of Public Policy, Duke University<text:tab/>Research Statement, <text:page-number text:select-page="current">1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8-31T11:34:17.375819000</dc:date>
    <meta:editing-duration>PT4M7S</meta:editing-duration>
    <meta:editing-cycles>2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" meta:word-count="12" meta:character-count="84" meta:non-whitespace-character-count="73"/>
  </office:meta>
</office:document-meta>
</file>